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ad62d" officeooo:paragraph-rsid="002ad62d"/>
    </style:style>
    <style:style style:name="P2" style:family="paragraph" style:parent-style-name="Text_20_body">
      <style:paragraph-properties fo:text-align="justify" style:justify-single-word="false"/>
      <style:text-properties officeooo:rsid="002ad62d" officeooo:paragraph-rsid="002ad62d"/>
    </style:style>
    <style:style style:name="P3" style:family="paragraph" style:parent-style-name="Text_20_body">
      <style:text-properties officeooo:rsid="002c9fbe" officeooo:paragraph-rsid="002c9fbe"/>
    </style:style>
    <style:style style:name="P4" style:family="paragraph" style:parent-style-name="Text_20_body">
      <style:text-properties officeooo:paragraph-rsid="002d081e"/>
    </style:style>
    <style:style style:name="P5" style:family="paragraph" style:parent-style-name="Text_20_body">
      <style:text-properties officeooo:paragraph-rsid="002e9a7f"/>
    </style:style>
    <style:style style:name="P6" style:family="paragraph" style:parent-style-name="Text_20_body">
      <style:text-properties officeooo:paragraph-rsid="002fce71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ad62d" officeooo:paragraph-rsid="002ad62d"/>
    </style:style>
    <style:style style:name="P8" style:family="paragraph" style:parent-style-name="Heading_20_1">
      <style:text-properties officeooo:rsid="002ad62d" officeooo:paragraph-rsid="002ad62d"/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d081e" style:font-size-asian="10pt" style:font-size-complex="10pt"/>
    </style:style>
    <style:style style:name="T3" style:family="text">
      <style:text-properties fo:font-size="10pt" officeooo:rsid="002e9a7f" style:font-size-asian="10pt" style:font-size-complex="10pt"/>
    </style:style>
    <style:style style:name="T4" style:family="text">
      <style:text-properties fo:font-size="10pt" officeooo:rsid="002fce71" style:font-size-asian="10pt" style:font-size-complex="10pt"/>
    </style:style>
    <style:style style:name="T5" style:family="text">
      <style:text-properties fo:font-size="10pt" officeooo:rsid="00313c05" style:font-size-asian="10pt" style:font-size-complex="10pt"/>
    </style:style>
    <style:style style:name="T6" style:family="text">
      <style:text-properties officeooo:rsid="002ad62d"/>
    </style:style>
    <style:style style:name="T7" style:family="text">
      <style:text-properties officeooo:rsid="002c009b"/>
    </style:style>
    <style:style style:name="T8" style:family="text">
      <style:text-properties officeooo:rsid="002d081e"/>
    </style:style>
    <style:style style:name="T9" style:family="text">
      <style:text-properties style:font-name="Liberation Serif" officeooo:rsid="002d081e"/>
    </style:style>
    <style:style style:name="T10" style:family="text">
      <style:text-properties style:font-name="Liberation Serif" officeooo:rsid="002e9a7f"/>
    </style:style>
    <style:style style:name="T11" style:family="text">
      <style:text-properties style:font-name="Liberation Serif" officeooo:rsid="002fce71"/>
    </style:style>
    <style:style style:name="T12" style:family="text">
      <style:text-properties officeooo:rsid="002fce71"/>
    </style:style>
    <style:style style:name="T13" style:family="text">
      <style:text-properties style:font-name="Liberation Sans" officeooo:rsid="002fc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II. Szczegóły implementacji sterownika FCL</text:h>
      <text:h text:style-name="Heading_20_2" text:outline-level="2"/>
      <text:h text:style-name="Heading_20_2" text:outline-level="2">1. API</text:h>
      <text:h text:style-name="Heading_20_3" text:outline-level="3">1.1 Wstęp</text:h>
      <text:p text:style-name="P2">Sterownik został opracowany z myślą wykorzystania go w aplikacjach napisanych w języku JAVA. Stanowi on część całości aplikacji odpowiadającą za prawidłowe modelowanie struktur na podstawie modlu Mamdaniego oraz parsowanie dokumentów napisanych w języku FCL.</text:p>
      <text:h text:style-name="Heading_20_3" text:outline-level="3">1.2 <text:span text:style-name="T6">Wymagania</text:span></text:h>
      <text:p text:style-name="P7">- Środowisko uruchomieniowe Java SE Runtime Enviroment w wersji minimum 8</text:p>
      <text:p text:style-name="P1">- <text:span text:style-name="T7">Plik zawierający bibliotekę fcl.jar</text:span></text:p>
      <text:h text:style-name="Heading_20_3" text:outline-level="3">1.3 <text:span text:style-name="T7">Uruchamianie i wczytywanie skryptów fcl</text:span></text:h>
      <text:p text:style-name="P3"><text:span text:style-name="T8">Tworzenie instancji parsera</text:span> :</text:p>
      <text:p text:style-name="P3"><text:span text:style-name="Source_20_Text"><text:span text:style-name="T1">Parser </text:span></text:span><text:span text:style-name="Source_20_Text"><text:span text:style-name="T2">parser = new Parser (String document);</text:span></text:span></text:p>
      <text:p text:style-name="P4"><text:span text:style-name="Source_20_Text"><text:span text:style-name="T9">Parsowanie danych :</text:span></text:span></text:p>
      <text:p text:style-name="P4"><text:span text:style-name="Source_20_Text"><text:span text:style-name="T2">parser.parse();</text:span></text:span></text:p>
      <text:p text:style-name="P4"><text:span text:style-name="Source_20_Text"><text:span text:style-name="T9">Wyciąganie aplikacji :</text:span></text:span></text:p>
      <text:p text:style-name="P5"><text:span text:style-name="Source_20_Text"><text:span text:style-name="T3">Application application = parser.getApplication();</text:span></text:span></text:p>
      <text:p text:style-name="P6"><text:span text:style-name="Source_20_Text"><text:span text:style-name="T11">Aplikacja jest już gotowa do użycia – wszystkie reguły ustalone w dokumencie FCL są dostępne i odpalane automatycznie przy zmianie wartości zmiennych które znajdują się w ich części przesłanki.</text:span></text:span></text:p>
      <text:p text:style-name="P6"><text:span text:style-name="Source_20_Text"><text:span text:style-name="T11">Ustawianie zmiennych</text:span></text:span></text:p>
      <text:p text:style-name="P6"><text:span text:style-name="Source_20_Text"><text:span text:style-name="T4">application.setValue(&lt;nazwa zmienniej - </text:span></text:span><text:span text:style-name="Source_20_Text"><text:span text:style-name="T5">String</text:span></text:span><text:span text:style-name="Source_20_Text"><text:span text:style-name="T4">&gt;,&lt;wartość double&gt;);</text:span></text:span></text:p>
      <text:p text:style-name="P6"><text:span text:style-name="Source_20_Text"><text:span text:style-name="T11">Po takim ustawieniu odpalą się właściwe dla tej zmiennej reguły i można używać obliczonych wartości zmiennych wyjściowych</text:span></text:span></text:p>
      <text:p text:style-name="P6"><text:span text:style-name="Source_20_Text"><text:span text:style-name="T4">double value = application.getValue(&lt;nazwa zmiennej - </text:span></text:span><text:span text:style-name="Source_20_Text"><text:span text:style-name="T5">String</text:span></text:span><text:span text:style-name="Source_20_Text"><text:span text:style-name="T4">&gt;);</text:span></text:span></text:p>
      <text:h text:style-name="Heading_20_2" text:outline-level="2"><text:span text:style-name="Source_20_Text"><text:span text:style-name="T13"/></text:span></text:h>
      <text:h text:style-name="Heading_20_2" text:outline-level="2"><text:span text:style-name="Source_20_Text"><text:span text:style-name="T13">2. Biblioteka FCL</text:span></text:span></text:h>
      <text:h text:style-name="Heading_20_3" text:outline-level="3"><text:span text:style-name="Source_20_Text"><text:span text:style-name="T13">2.1 Wstęp</text:span></text:span></text:h>
      <text:p text:style-name="P6"><text:span text:style-name="Source_20_Text"><text:span text:style-name="T11">Zadaniem biblioteki jest udostępnienie programistycznego API umożliwiającego ładowanie skryptów FCL oraz korzystanie z wyników ich działania w innej aplikacji. </text:span></text:span></text:p>
      <text:h text:style-name="P9" text:outline-level="3"><text:span text:style-name="Source_20_Text"><text:span text:style-name="T13"/></text:span></text:h>
      <text:h text:style-name="P10" text:outline-level="3"><text:span text:style-name="Source_20_Text"><text:span text:style-name="T13">2.2 Moduły</text:span></text:span></text:h>
      <text:p text:style-name="P6"><text:span text:style-name="Source_20_Text"><text:span text:style-name="T11">Biblioteka dzieli się na następujące moduły :</text:span></text:span></text:p>
      <text:p text:style-name="P6"><text:span text:style-name="Source_20_Text"><text:span text:style-name="T11"/></text:span></text:p>
      <text:p text:style-name="P5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ustra" style:family="paragraph" style:parent-style-name="Text_20_body">
      <style:paragraph-properties fo:text-align="justify" style:justify-single-word="false"/>
      <style:text-properties officeooo:rsid="001e9eb6"/>
    </style:style>
    <style:style style:name="ilustracja" style:family="paragraph" style:parent-style-name="ilus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17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31:46.219454253</meta:creation-date>
    <dc:date>2015-07-09T22:28:53.091788637</dc:date>
    <meta:editing-duration>PT19M57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2" meta:paragraph-count="24" meta:word-count="181" meta:character-count="1366" meta:non-whitespace-character-count="1207"/>
  </office:meta>
</office:document-meta>
</file>